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B0000000084551A12D67400AA5.png" manifest:media-type="image/png"/>
  <manifest:file-entry manifest:full-path="Pictures/10000201000004B000000004AD8E28341AACA10E.png" manifest:media-type="image/png"/>
  <manifest:file-entry manifest:full-path="Pictures/10000200000001F4000000C790BE93BB9D497F5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1563in" fo:margin-left="-0.075in" fo:margin-top="0in" fo:margin-bottom="0in" table:align="left"/>
    </style:style>
    <style:style style:name="Table1.A" style:family="table-column">
      <style:table-column-properties style:column-width="1.416in"/>
    </style:style>
    <style:style style:name="Table1.B" style:family="table-column">
      <style:table-column-properties style:column-width="2.2611in"/>
    </style:style>
    <style:style style:name="Table1.C" style:family="table-column">
      <style:table-column-properties style:column-width="2.4792in"/>
    </style:style>
    <style:style style:name="Table1.1" style:family="table-row">
      <style:table-row-properties style:min-row-height="0.375in" fo:keep-together="auto"/>
    </style:style>
    <style:style style:name="Table1.A1" style:family="table-cell">
      <style:table-cell-properties style:vertical-align="" fo:padding="0.0694in" fo:border="1pt solid #000000"/>
    </style:style>
    <style:style style:name="Table1.2" style:family="table-row">
      <style:table-row-properties style:min-row-height="0.3333in" fo:keep-together="auto"/>
    </style:style>
    <style:style style:name="Table1.A2" style:family="table-cell">
      <style:table-cell-properties style:vertical-align="" fo:padding="0.0694in" fo:border-left="1pt solid #000000" fo:border-right="1pt solid #000000" fo:border-top="none" fo:border-bottom="1pt solid #000000"/>
    </style:style>
    <style:style style:name="Table1.B3" style:family="table-cell">
      <style:table-cell-properties style:vertical-align="" fo:padding="0.0694in" fo:border-left="none" fo:border-right="1pt solid #000000" fo:border-top="none" fo:border-bottom="1pt solid #000000"/>
    </style:style>
    <style:style style:name="Table1.4" style:family="table-row">
      <style:table-row-properties style:min-row-height="1.2083in" fo:keep-together="auto"/>
    </style:style>
    <style:style style:name="Table1.5" style:family="table-row">
      <style:table-row-properties style:min-row-height="0.9306in" fo:keep-together="auto"/>
    </style:style>
    <style:style style:name="Table1.6" style:family="table-row">
      <style:table-row-properties style:min-row-height="1.0972in" fo:keep-together="auto"/>
    </style:style>
    <style:style style:name="Table1.7" style:family="table-row">
      <style:table-row-properties style:min-row-height="1.5972in" fo:keep-together="auto"/>
    </style:style>
    <style:style style:name="Table1.9" style:family="table-row">
      <style:table-row-properties style:min-row-height="0.7778in" fo:keep-together="auto"/>
    </style:style>
    <style:style style:name="Table2" style:family="table">
      <style:table-properties style:width="6.6875in" fo:margin-left="-0.141in" fo:margin-top="0in" fo:margin-bottom="0in" table:align="left"/>
    </style:style>
    <style:style style:name="Table2.A" style:family="table-column">
      <style:table-column-properties style:column-width="2.2396in"/>
    </style:style>
    <style:style style:name="Table2.B" style:family="table-column">
      <style:table-column-properties style:column-width="2.1979in"/>
    </style:style>
    <style:style style:name="Table2.C" style:family="table-column">
      <style:table-column-properties style:column-width="2.25in"/>
    </style:style>
    <style:style style:name="Table2.1" style:family="table-row">
      <style:table-row-properties style:min-row-height="0.3333in" fo:keep-together="auto"/>
    </style:style>
    <style:style style:name="Table2.A1" style:family="table-cell">
      <style:table-cell-properties style:vertical-align="" fo:padding="0.0694in" fo:border="1pt solid #000000"/>
    </style:style>
    <style:style style:name="Table2.A2" style:family="table-cell">
      <style:table-cell-properties style:vertical-align="" fo:padding="0.0694in" fo:border-left="1pt solid #000000" fo:border-right="1pt solid #000000" fo:border-top="none" fo:border-bottom="1pt solid #000000"/>
    </style:style>
    <style:style style:name="Table2.B3" style:family="table-cell">
      <style:table-cell-properties style:vertical-align="" fo:padding="0.0694in" fo:border-left="none" fo:border-right="1pt solid #000000" fo:border-top="none" fo:border-bottom="1pt solid #000000"/>
    </style:style>
    <style:style style:name="Table2.4" style:family="table-row">
      <style:table-row-properties style:min-row-height="1.1944in" fo:keep-together="auto"/>
    </style:style>
    <style:style style:name="Table2.5" style:family="table-row">
      <style:table-row-properties style:min-row-height="1.4583in" fo:keep-together="auto"/>
    </style:style>
    <style:style style:name="Table2.6" style:family="table-row">
      <style:table-row-properties style:min-row-height="1in" fo:keep-together="auto"/>
    </style:style>
    <style:style style:name="Table2.8" style:family="table-row">
      <style:table-row-properties style:min-row-height="0.9306in" fo:keep-together="auto"/>
    </style:style>
    <style:style style:name="Table3" style:family="table">
      <style:table-properties style:width="6.1563in" fo:margin-left="-0.075in" fo:margin-top="0in" fo:margin-bottom="0in" table:align="left"/>
    </style:style>
    <style:style style:name="Table3.A" style:family="table-column">
      <style:table-column-properties style:column-width="1.8438in"/>
    </style:style>
    <style:style style:name="Table3.B" style:family="table-column">
      <style:table-column-properties style:column-width="2in"/>
    </style:style>
    <style:style style:name="Table3.C" style:family="table-column">
      <style:table-column-properties style:column-width="2.3125in"/>
    </style:style>
    <style:style style:name="Table3.1" style:family="table-row">
      <style:table-row-properties style:min-row-height="0.3333in" fo:keep-together="auto"/>
    </style:style>
    <style:style style:name="Table3.A1" style:family="table-cell">
      <style:table-cell-properties style:vertical-align="" fo:padding="0.0694in" fo:border="1pt solid #000000"/>
    </style:style>
    <style:style style:name="Table3.A2" style:family="table-cell">
      <style:table-cell-properties style:vertical-align="" fo:padding="0.0694in" fo:border-left="1pt solid #000000" fo:border-right="1pt solid #000000" fo:border-top="none" fo:border-bottom="1pt solid #000000"/>
    </style:style>
    <style:style style:name="Table3.B3" style:family="table-cell">
      <style:table-cell-properties style:vertical-align="" fo:padding="0.0694in" fo:border-left="none" fo:border-right="1pt solid #000000" fo:border-top="none" fo:border-bottom="1pt solid #000000"/>
    </style:style>
    <style:style style:name="Table3.4" style:family="table-row">
      <style:table-row-properties style:min-row-height="1.2083in" fo:keep-together="auto"/>
    </style:style>
    <style:style style:name="Table3.5" style:family="table-row">
      <style:table-row-properties style:min-row-height="1.7778in" fo:keep-together="auto"/>
    </style:style>
    <style:style style:name="Table3.6" style:family="table-row">
      <style:table-row-properties style:min-row-height="1.2639in" fo:keep-together="auto"/>
    </style:style>
    <style:style style:name="Table4" style:family="table">
      <style:table-properties style:width="6.1563in" fo:margin-left="-0.075in" fo:margin-top="0in" fo:margin-bottom="0in" table:align="left"/>
    </style:style>
    <style:style style:name="Table4.A" style:family="table-column">
      <style:table-column-properties style:column-width="1.416in"/>
    </style:style>
    <style:style style:name="Table4.B" style:family="table-column">
      <style:table-column-properties style:column-width="1.7715in"/>
    </style:style>
    <style:style style:name="Table4.C" style:family="table-column">
      <style:table-column-properties style:column-width="2.9688in"/>
    </style:style>
    <style:style style:name="Table4.1" style:family="table-row">
      <style:table-row-properties style:min-row-height="0.3333in" fo:keep-together="auto"/>
    </style:style>
    <style:style style:name="Table4.A1" style:family="table-cell">
      <style:table-cell-properties style:vertical-align="" fo:padding="0.0694in" fo:border="1pt solid #000000"/>
    </style:style>
    <style:style style:name="Table4.A2" style:family="table-cell">
      <style:table-cell-properties style:vertical-align="" fo:padding="0.0694in" fo:border-left="1pt solid #000000" fo:border-right="1pt solid #000000" fo:border-top="none" fo:border-bottom="1pt solid #000000"/>
    </style:style>
    <style:style style:name="Table4.B3" style:family="table-cell">
      <style:table-cell-properties style:vertical-align="" fo:padding="0.0694in" fo:border-left="none" fo:border-right="1pt solid #000000" fo:border-top="none" fo:border-bottom="1pt solid #000000"/>
    </style:style>
    <style:style style:name="Table4.4" style:family="table-row">
      <style:table-row-properties style:min-row-height="1.6389in" fo:keep-together="auto"/>
    </style:style>
    <style:style style:name="Table4.5" style:family="table-row">
      <style:table-row-properties style:min-row-height="2.25in" fo:keep-together="auto"/>
    </style:style>
    <style:style style:name="Table4.6" style:family="table-row">
      <style:table-row-properties style:min-row-height="1.2639in" fo:keep-together="auto"/>
    </style:style>
    <style:style style:name="Table5" style:family="table">
      <style:table-properties style:width="6.5in" fo:margin-left="-0.0813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1563in" fo:margin-left="-0.075in" fo:margin-top="0in" fo:margin-bottom="0in" table:align="left"/>
    </style:style>
    <style:style style:name="Table6.A" style:family="table-column">
      <style:table-column-properties style:column-width="1.6042in"/>
    </style:style>
    <style:style style:name="Table6.B" style:family="table-column">
      <style:table-column-properties style:column-width="1.8229in"/>
    </style:style>
    <style:style style:name="Table6.C" style:family="table-column">
      <style:table-column-properties style:column-width="2.7292in"/>
    </style:style>
    <style:style style:name="Table6.1" style:family="table-row">
      <style:table-row-properties style:min-row-height="0.3333in" fo:keep-together="auto"/>
    </style:style>
    <style:style style:name="Table6.A1" style:family="table-cell">
      <style:table-cell-properties style:vertical-align="" fo:padding="0.0694in" fo:border="1pt solid #000000"/>
    </style:style>
    <style:style style:name="Table6.A2" style:family="table-cell">
      <style:table-cell-properties style:vertical-align="" fo:padding="0.0694in" fo:border-left="1pt solid #000000" fo:border-right="1pt solid #000000" fo:border-top="none" fo:border-bottom="1pt solid #000000"/>
    </style:style>
    <style:style style:name="Table6.B3" style:family="table-cell">
      <style:table-cell-properties style:vertical-align="" fo:padding="0.0694in" fo:border-left="none" fo:border-right="1pt solid #000000" fo:border-top="none" fo:border-bottom="1pt solid #000000"/>
    </style:style>
    <style:style style:name="Table6.4" style:family="table-row">
      <style:table-row-properties style:min-row-height="1.7222in" fo:keep-together="auto"/>
    </style:style>
    <style:style style:name="Table6.5" style:family="table-row">
      <style:table-row-properties style:min-row-height="2.0278in" fo:keep-together="auto"/>
    </style:style>
    <style:style style:name="Table6.6" style:family="table-row">
      <style:table-row-properties style:min-row-height="1.6389in" fo:keep-together="auto"/>
    </style:style>
    <style:style style:name="Table6.7" style:family="table-row">
      <style:table-row-properties style:min-row-height="0.9444in" fo:keep-together="auto"/>
    </style:style>
    <style:style style:name="Table7" style:family="table">
      <style:table-properties style:width="6.5in" fo:margin-left="-0.0813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0813in" fo:margin-top="0in" fo:margin-bottom="0in" table:align="left"/>
    </style:style>
    <style:style style:name="Table8.A" style:family="table-column">
      <style:table-column-properties style:column-width="1.0833in"/>
    </style:style>
    <style:style style:name="Table8.D" style:family="table-column">
      <style:table-column-properties style:column-width="1.084in"/>
    </style:style>
    <style:style style:name="Table8.F" style:family="table-column">
      <style:table-column-properties style:column-width="1.0819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style:text-properties style:font-name="Arial" style:font-name-asian="Arial2" style:font-name-complex="Arial2"/>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padding="0in" fo:border="none"/>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line-height="100%" fo:text-indent="0in" style:auto-text-indent="false" fo:padding="0in" fo:border="none"/>
      <style:text-properties fo:font-size="12pt" style:font-size-asian="12pt" style:font-size-complex="12pt"/>
    </style:style>
    <style:style style:name="P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fo:orphans="0" fo:widows="0"/>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fo:line-height="100%"/>
      <style:text-properties fo:font-size="10pt" style:font-size-asian="10pt" style:font-size-complex="10pt"/>
    </style:style>
    <style:style style:name="P19" style:family="paragraph" style:parent-style-name="Standard">
      <style:paragraph-properties fo:margin-top="0in" fo:margin-bottom="0in" loext:contextual-spacing="false" fo:line-height="100%" fo:padding="0in" fo:border="none"/>
    </style:style>
    <style:style style:name="P20" style:family="paragraph" style:parent-style-name="Standard">
      <style:paragraph-properties fo:margin-top="0.028in" fo:margin-bottom="0in" loext:contextual-spacing="false" fo:line-height="100%"/>
    </style:style>
    <style:style style:name="P21" style:family="paragraph" style:parent-style-name="Standard">
      <style:paragraph-properties fo:margin-top="0.028in" fo:margin-bottom="0in" loext:contextual-spacing="false" fo:line-height="100%" fo:orphans="0" fo:widows="0"/>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line-height="100%" fo:break-before="page"/>
    </style:style>
    <style:style style:name="P24"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P25" style:family="paragraph" style:parent-style-name="Heading_20_2">
      <style:paragraph-properties fo:line-height="100%"/>
    </style:style>
    <style:style style:name="P26" style:family="paragraph" style:parent-style-name="Heading_20_2">
      <style:paragraph-properties fo:line-height="100%" fo:break-before="page"/>
    </style:style>
    <style:style style:name="P27" style:family="paragraph" style:parent-style-name="Heading_20_1">
      <style:paragraph-properties fo:line-height="100%"/>
    </style:style>
    <style:style style:name="P28" style:family="paragraph" style:parent-style-name="Heading_20_1">
      <style:paragraph-properties fo:line-height="100%" fo:break-before="page"/>
    </style:style>
    <style:style style:name="P29" style:family="paragraph" style:parent-style-name="Subtitle">
      <style:paragraph-properties fo:line-height="100%" fo:padding="0in" fo:border="none"/>
    </style:style>
    <style:style style:name="P30" style:family="paragraph" style:parent-style-name="Heading_20_3">
      <style:paragraph-properties fo:line-height="100%"/>
    </style:style>
    <style:style style:name="P31" style:family="paragraph" style:parent-style-name="Heading_20_3">
      <style:paragraph-properties fo:line-height="100%" fo:text-align="center" style:justify-single-word="false"/>
    </style:style>
    <style:style style:name="P32" style:family="paragraph" style:parent-style-name="Heading_20_3">
      <style:paragraph-properties fo:margin-left="0.9898in" fo:margin-right="0in" fo:line-height="100%" fo:text-indent="-0.4898in" style:auto-text-indent="false"/>
    </style:style>
    <style:style style:name="P33" style:family="paragraph" style:parent-style-name="Heading_20_3">
      <style:paragraph-properties fo:margin-left="0.9898in" fo:margin-right="0in" fo:line-height="100%" fo:text-indent="0in" style:auto-text-indent="false"/>
    </style:style>
    <style:style style:name="P34" style:family="paragraph" style:parent-style-name="Heading_20_3">
      <style:paragraph-properties fo:margin-left="0.9898in" fo:margin-right="0in" fo:line-height="100%" fo:text-indent="0in" style:auto-text-indent="false" fo:break-before="page"/>
    </style:style>
    <style:style style:name="P35" style:family="paragraph" style:parent-style-name="Heading_20_5">
      <style:paragraph-properties fo:line-height="100%"/>
    </style:style>
    <style:style style:name="P36" style:family="paragraph" style:parent-style-name="Heading_20_5">
      <style:paragraph-properties fo:margin-left="0in" fo:margin-right="0in" fo:line-height="100%" fo:text-indent="0.5in" style:auto-text-indent="false"/>
    </style:style>
    <style:style style:name="P37" style:family="paragraph" style:parent-style-name="Heading_20_5">
      <style:paragraph-properties fo:margin-left="0in" fo:margin-right="0in" fo:line-height="100%" fo:text-indent="0.5in" style:auto-text-indent="false" fo:break-before="page"/>
    </style:style>
    <style:style style:name="P38" style:family="paragraph" style:parent-style-name="Heading_20_5">
      <style:paragraph-properties fo:margin-left="0.5in" fo:margin-right="0in" fo:line-height="100%" fo:text-indent="0in" style:auto-text-indent="false"/>
    </style:style>
    <style:style style:name="P39" style:family="paragraph" style:parent-style-name="Heading_20_5">
      <style:paragraph-properties fo:line-height="100%" fo:break-before="page"/>
    </style:style>
    <style:style style:name="P40" style:family="paragraph" style:parent-style-name="Heading_20_4">
      <style:paragraph-properties fo:line-height="100%"/>
    </style:style>
    <style:style style:name="P41" style:family="paragraph" style:parent-style-name="Heading_20_4">
      <style:paragraph-properties fo:line-height="100%" fo:break-before="page"/>
    </style:style>
    <style:style style:name="P42" style:family="paragraph" style:parent-style-name="Title" style:master-page-name="Standard">
      <style:paragraph-properties fo:margin-top="0in" fo:margin-bottom="0in" loext:contextual-spacing="false" fo:line-height="100%" style:page-number="1" fo:padding="0in" fo:border="none"/>
    </style:style>
    <style:style style:name="P43" style:family="paragraph" style:parent-style-name="Title">
      <style:paragraph-properties fo:line-height="100%" fo:break-before="page"/>
    </style:style>
    <style:style style:name="P44" style:family="paragraph">
      <loext:graphic-properties draw:fill="solid" draw:fill-color="#ffffff"/>
      <style:paragraph-properties fo:text-align="start"/>
    </style:style>
    <style:style style:name="P45" style:family="paragraph">
      <loext:graphic-properties draw:fill="solid" draw:fill-color="#efefef"/>
      <style:paragraph-properties fo:text-align="start"/>
    </style:style>
    <style:style style:name="P46" style:family="paragraph">
      <style:paragraph-properties fo:margin-top="0in" fo:margin-bottom="0in" fo:line-height="100%" fo:text-align="start"/>
    </style:style>
    <style:style style:name="P47" style:family="paragraph">
      <loext:graphic-properties draw:fill="none"/>
      <style:paragraph-properties fo:margin-top="0in" fo:margin-bottom="0in" fo:line-height="100%" fo:text-align="start"/>
    </style:style>
    <style:style style:name="P48" style:family="paragraph">
      <loext:graphic-properties draw:fill="solid" draw:fill-color="#00ff00"/>
      <style:paragraph-properties fo:text-align="start"/>
    </style:style>
    <style:style style:name="P49" style:family="paragraph">
      <loext:graphic-properties draw:fill="solid" draw:fill-color="#cfe2f3"/>
      <style:paragraph-properties fo:text-align="start"/>
    </style:style>
    <style:style style:name="P50" style:family="paragraph">
      <loext:graphic-properties draw:fill="solid" draw:fill-color="#ff0000"/>
      <style:paragraph-properties fo:text-align="start"/>
    </style:style>
    <style:style style:name="P51" style:family="paragraph">
      <style:paragraph-properties fo:margin-top="0in" fo:margin-bottom="0in" fo:line-height="100%" fo:text-align="center"/>
    </style:style>
    <style:style style:name="P52" style:family="paragraph">
      <loext:graphic-properties draw:fill="solid" draw:fill-color="#c9daf8"/>
      <style:paragraph-properties fo:margin-top="0in" fo:margin-bottom="0in" fo:line-height="100%" fo:text-align="center"/>
    </style:style>
    <style:style style:name="P53" style:family="paragraph">
      <loext:graphic-properties draw:fill="none"/>
      <style:paragraph-properties fo:text-align="start"/>
    </style:style>
    <style:style style:name="P54" style:family="paragraph">
      <loext:graphic-properties draw:fill="none"/>
      <style:paragraph-properties fo:margin-top="0in" fo:margin-bottom="0in" fo:line-height="100%" fo:text-align="center"/>
    </style:style>
    <style:style style:name="P55" style:family="paragraph">
      <loext:graphic-properties draw:fill="solid" draw:fill-color="#ffffff"/>
      <style:paragraph-properties fo:margin-top="0in" fo:margin-bottom="0in" fo:line-height="100%" fo:text-align="start"/>
    </style:style>
    <style:style style:name="T1" style:family="text">
      <style:text-properties fo:font-weight="normal" style:font-weight-asian="normal"/>
    </style:style>
    <style:style style:name="T2" style:family="text">
      <style:text-properties fo:color="#8c7252"/>
    </style:style>
    <style:style style:name="T3" style:family="text">
      <style:text-properties fo:font-variant="normal" fo:text-transform="none" fo:color="#0000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4" style:family="text">
      <style:text-properties fo:font-variant="normal" fo:text-transform="none" fo:color="#000000" style:text-line-through-style="none" style:text-line-through-type="none" style:text-position="0% 100%" style:font-name="Open Sans" fo:font-size="11pt" fo:font-style="normal" style:text-underline-style="none" fo:font-weight="normal" style:font-name-asian="Open Sans1" style:font-size-asian="11pt" style:font-style-asian="normal" style:font-weight-asian="normal" style:font-name-complex="Open Sans1" style:font-size-complex="11pt"/>
    </style:style>
    <style:style style:name="T5" style:family="text">
      <style:text-properties style:font-name="Arial" fo:font-weight="bold" style:font-name-asian="Arial2" style:font-weight-asian="bold" style:font-name-complex="Arial2"/>
    </style:style>
    <style:style style:name="T6" style:family="text">
      <style:text-properties style:font-name="Arial" style:font-name-asian="Arial2" style:font-name-complex="Arial2"/>
    </style:style>
    <style:style style:name="T7" style:family="text">
      <style:text-properties style:font-name="Arial" fo:font-size="10pt" style:font-name-asian="Arial2" style:font-size-asian="10pt" style:font-name-complex="Arial2" style:font-size-complex="10pt"/>
    </style:style>
    <style:style style:name="T8" style:family="text">
      <style:text-properties style:font-name="Arial" fo:font-size="10pt" fo:font-weight="bold" style:font-name-asian="Arial2" style:font-size-asian="10pt" style:font-weight-asian="bold" style:font-name-complex="Arial2" style:font-size-complex="10pt"/>
    </style:style>
    <style:style style:name="T9" style:family="text">
      <style:text-properties style:font-name="Arial" fo:font-style="italic" style:font-name-asian="Arial2" style:font-style-asian="italic" style:font-name-complex="Arial2"/>
    </style:style>
    <style:style style:name="T10" style:family="text">
      <style:text-properties style:text-underline-style="none"/>
    </style:style>
    <style:style style:name="T11" style:family="text">
      <style:text-properties fo:font-weight="bold" style:font-weight-asian="bold"/>
    </style:style>
    <style:style style:name="T12" style:family="text">
      <style:text-properties style:font-name="Roboto" fo:font-weight="bold" style:font-name-asian="Roboto1" style:font-weight-asian="bold" style:font-name-complex="Roboto1"/>
    </style:style>
    <style:style style:name="T13" style:family="text">
      <style:text-properties style:font-name="Roboto" style:font-name-asian="Roboto1" style:font-name-complex="Roboto1"/>
    </style:style>
    <style:style style:name="T14" style:family="text">
      <style:text-properties style:font-name="Roboto" fo:font-size="10pt" style:font-name-asian="Roboto1" style:font-size-asian="10pt" style:font-name-complex="Roboto1" style:font-size-complex="10pt"/>
    </style:style>
    <style:style style:name="T15" style:family="text">
      <style:text-properties style:font-name="Roboto" fo:font-size="10pt" fo:font-weight="bold" style:font-name-asian="Roboto1" style:font-size-asian="10pt" style:font-weight-asian="bold" style:font-name-complex="Roboto1" style:font-size-complex="10pt"/>
    </style:style>
    <style:style style:name="T16" style:family="text">
      <style:text-properties style:font-name="Source Code Pro" fo:font-size="10pt" style:font-name-asian="Source Code Pro1" style:font-size-asian="10pt" style:font-name-complex="Source Code Pro1" style:font-size-complex="10pt"/>
    </style:style>
    <style:style style:name="T17" style:family="text">
      <style:text-properties style:font-name="Courier New" fo:font-size="10pt" style:font-name-asian="Courier New2" style:font-size-asian="10pt" style:font-name-complex="Courier New2" style:font-size-complex="10pt"/>
    </style:style>
    <style:style style:name="T18" style:family="text">
      <style:text-properties fo:font-size="12pt" style:font-size-asian="12pt" style:font-size-complex="12pt"/>
    </style:style>
    <style:style style:name="T19" style:family="text">
      <style:text-properties fo:font-size="10pt" style:font-size-asian="10pt" style:font-size-complex="10pt"/>
    </style:style>
    <style:style style:name="T20" style:family="text">
      <style:text-properties style:font-name="Economica" style:font-name-asian="Economica1" style:font-name-complex="Economica1"/>
    </style:style>
    <style:style style:name="T2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fffff" draw:textarea-vertical-align="middle" draw:auto-grow-height="false" draw:fit-to-size="false" style:shrink-to-fit="false" fo:min-height="3.228in" fo:min-width="5.5075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efefef" draw:textarea-vertical-align="middle" draw:auto-grow-height="false" draw:fit-to-size="false" style:shrink-to-fit="false" fo:min-height="0.2201in" fo:min-width="5.5193in" fo:padding-top="0.1in" fo:padding-bottom="0.1in" fo:padding-left="0.1in" fo:padding-right="0.1in" fo:wrap-option="wrap" style:run-through="foreground"/>
    </style:style>
    <style:style style:name="gr4" style:family="graphic">
      <style:graphic-properties draw:stroke="none" svg:stroke-width="0in" draw:fill="none" draw:textarea-vertical-align="middle" draw:auto-grow-height="false" draw:fit-to-size="false" style:shrink-to-fit="false" fo:min-height="0.0764in" fo:min-width="3.661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00ff00" draw:textarea-vertical-align="middle" draw:auto-grow-height="false" draw:fit-to-size="false" style:shrink-to-fit="false" fo:min-height="0in" fo:min-width="0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ff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1846in" fo:min-width="0.6091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0.1791in" fo:min-width="2.8228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style:shrink-to-fit="false" fo:min-height="0.1854in" fo:min-width="0.6091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9daf8" draw:textarea-vertical-align="middle" draw:auto-grow-height="false" draw:fit-to-size="false" style:shrink-to-fit="false" fo:min-height="0.1465in" fo:min-width="2.5618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none" draw:textarea-vertical-align="middle" draw:auto-grow-height="false" draw:fit-to-size="false" style:shrink-to-fit="false" fo:min-height="0.1799in" fo:min-width="2.8228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in" fo:min-width="4.2028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style:shrink-to-fit="false" fo:min-height="0.0764in" fo:min-width="5.0516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efefef" draw:textarea-vertical-align="middle" draw:auto-grow-height="false" draw:fit-to-size="false" style:shrink-to-fit="false" fo:min-height="2.1638in" fo:min-width="1.5217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solid" draw:fill-color="#ffffff" draw:textarea-vertical-align="middle" draw:auto-grow-height="false" draw:fit-to-size="false" style:shrink-to-fit="false" fo:min-height="0in" fo:min-width="1.3252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ffffff" draw:textarea-vertical-align="top" draw:auto-grow-height="false" draw:fit-to-size="false" style:shrink-to-fit="false" fo:min-height="1.6846in" fo:min-width="1.3252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425in" fo:padding-top="0.1in" fo:padding-bottom="0.1in" fo:padding-left="0.1in" fo:padding-right="0.1in" fo:wrap-option="wrap" style:run-through="foreground"/>
    </style:style>
    <style:style style:name="gr19" style:family="graphic">
      <style:graphic-properties draw:stroke="none" svg:stroke-width="0in" draw:fill="none" draw:textarea-vertical-align="top" draw:auto-grow-height="false" draw:fit-to-size="false" style:shrink-to-fit="false" fo:min-height="0.1118in" fo:min-width="0.5854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752in" fo:padding-top="0.1in" fo:padding-bottom="0.1in" fo:padding-left="0.1in" fo:padding-right="0.1in" fo:wrap-option="wrap" style:run-through="foreground"/>
    </style:style>
    <style:style style:name="gr21" style:family="graphic">
      <style:graphic-properties draw:stroke="none" svg:stroke-width="0in" draw:fill="none" draw:textarea-vertical-align="top" draw:auto-grow-height="false" draw:fit-to-size="false" style:shrink-to-fit="false" fo:min-height="0.222in" fo:min-width="0.613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nrnw03t7conb"/>Tests logiciels</text:p>
      <text:p text:style-name="P29"><text:bookmark text:name="_s44548ln3mw"/>Barthélémy TEK, Evrard-Nil Daillet</text:p>
      <text:p text:style-name="P4"><draw:frame draw:style-name="fr1" draw:name="image2.png" text:anchor-type="as-char" svg:width="6.5in" svg:height="0.0417in" draw:z-index="0"><draw:image xlink:href="Pictures/10000201000004B0000000084551A12D67400AA5.png" xlink:type="simple" xlink:show="embed" xlink:actuate="onLoad" loext:mime-type="image/png"/><svg:desc>horizontal line</svg:desc></draw:frame></text:p>
      <text:p text:style-name="P2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mpe8zt6d8t0x" text:style-name="Index_20_Link" text:visited-style-name="Index_20_Link"><text:span text:style-name="T3">Spécifiations</text:span></text:a><text:span text:style-name="T3"><text:tab/>2</text:span></text:p>
          <text:p text:style-name="P7"><text:a xlink:type="simple" xlink:href="#_ky7vtd5eg4nm" text:style-name="Index_20_Link" text:visited-style-name="Index_20_Link"><text:span text:style-name="T4">Fenêtre de connexion</text:span></text:a><text:span text:style-name="T4"><text:tab/>2</text:span></text:p>
          <text:p text:style-name="P8"><text:a xlink:type="simple" xlink:href="#_exulzxny8vv1" text:style-name="Index_20_Link" text:visited-style-name="Index_20_Link"><text:span text:style-name="T4">Cas d’utilisation</text:span></text:a><text:span text:style-name="T4"><text:tab/>2</text:span></text:p>
          <text:p text:style-name="P10"><text:a xlink:type="simple" xlink:href="#_wklop1g4uec7" text:style-name="Index_20_Link" text:visited-style-name="Index_20_Link">Scénario nominal</text:a><text:tab/>2</text:p>
          <text:p text:style-name="P11"><text:a xlink:type="simple" xlink:href="#_7ltnndk4rvrh" text:style-name="Index_20_Link" text:visited-style-name="Index_20_Link">Test de validation</text:a><text:tab/>3</text:p>
          <text:p text:style-name="P10"><text:a xlink:type="simple" xlink:href="#_3xo8tl9whhj6" text:style-name="Index_20_Link" text:visited-style-name="Index_20_Link">Variante : l’utilisateur entre des informations de connexion valide</text:a><text:tab/>4</text:p>
          <text:p text:style-name="P11"><text:a xlink:type="simple" xlink:href="#_kp8ftjah1cik" text:style-name="Index_20_Link" text:visited-style-name="Index_20_Link">Test de validation</text:a><text:tab/>4</text:p>
          <text:p text:style-name="P10"><text:a xlink:type="simple" xlink:href="#_4mcu9mfyco0k" text:style-name="Index_20_Link" text:visited-style-name="Index_20_Link">Variante: connexion non établie</text:a><text:tab/>6</text:p>
          <text:p text:style-name="P11"><text:a xlink:type="simple" xlink:href="#_unzys7jsqsti" text:style-name="Index_20_Link" text:visited-style-name="Index_20_Link">Tests de validation</text:a><text:tab/>6</text:p>
          <text:p text:style-name="P8"><text:a xlink:type="simple" xlink:href="#_vv8uxi52v2pf" text:style-name="Index_20_Link" text:visited-style-name="Index_20_Link">IHM</text:a><text:tab/>8</text:p>
          <text:p text:style-name="P8"><text:a xlink:type="simple" xlink:href="#_sb1l85yvttoy" text:style-name="Index_20_Link" text:visited-style-name="Index_20_Link">Protocole</text:a><text:tab/>9</text:p>
          <text:p text:style-name="P7"><text:a xlink:type="simple" xlink:href="#_s16ezs2kgdze" text:style-name="Index_20_Link" text:visited-style-name="Index_20_Link">Sortie du chat</text:a><text:tab/>10</text:p>
          <text:p text:style-name="P8"><text:a xlink:type="simple" xlink:href="#_pbi0iageyuc9" text:style-name="Index_20_Link" text:visited-style-name="Index_20_Link"><text:span text:style-name="T4">Cas d’utilisation</text:span></text:a><text:span text:style-name="T4"><text:tab/>10</text:span></text:p>
          <text:p text:style-name="P10"><text:a xlink:type="simple" xlink:href="#_vm7azvmdlb9j" text:style-name="Index_20_Link" text:visited-style-name="Index_20_Link">Variante [L’utilisateur tape /q]</text:a><text:tab/>10</text:p>
          <text:p text:style-name="P11"><text:a xlink:type="simple" xlink:href="#_1ob6t9sw1tjj" text:style-name="Index_20_Link" text:visited-style-name="Index_20_Link">Test de validation</text:a><text:tab/>11</text:p>
          <text:p text:style-name="P8"><text:a xlink:type="simple" xlink:href="#_44qcrmwbuxkt" text:style-name="Index_20_Link" text:visited-style-name="Index_20_Link"><text:span text:style-name="T4">IHM</text:span></text:a><text:span text:style-name="T4"><text:tab/>12</text:span></text:p>
          <text:p text:style-name="P9"><text:soft-page-break/><text:a xlink:type="simple" xlink:href="#_eds6zwi9b5yq" text:style-name="Index_20_Link" text:visited-style-name="Index_20_Link"><text:span text:style-name="T4">Protocole</text:span></text:a><text:span text:style-name="T4"><text:tab/>12</text:span></text:p>
        </text:index-body>
      </text:table-of-content>
      <text:p text:style-name="Standard"/>
      <text:p text:style-name="P27"><text:bookmark text:name="_zczzvfo2l3b4"/></text:p>
      <text:p text:style-name="P27"><text:bookmark text:name="_rpk4b2hkbh3g"/></text:p>
      <text:p text:style-name="P28"><text:bookmark text:name="_mpe8zt6d8t0x"/>Spécifiations</text:p>
      <text:p text:style-name="P25"><text:bookmark text:name="_ky7vtd5eg4nm"/>Fenêtre de connexion</text:p>
      <text:p text:style-name="P32"><text:bookmark text:name="_exulzxny8vv1"/>Cas d’utilisation</text:p>
      <text:p text:style-name="P1"><text:span text:style-name="T5">Cas d’utilisation </text:span><text:span text:style-name="T6">: Entrer dans le chat.</text:span></text:p>
      <text:p text:style-name="P1"><text:span text:style-name="T5">Résumé </text:span><text:span text:style-name="T6">: Un utilisateur entre dans le chat en lançant le logiciel client du chat.</text:span></text:p>
      <text:p text:style-name="P1"><text:span text:style-name="T5">Acteur principal :</text:span><text:span text:style-name="T6"> Utilisateur.</text:span></text:p>
      <text:p text:style-name="P1"><text:span text:style-name="T5">Acteurs secondaires :</text:span><text:span text:style-name="T6"> Les autres utilisateurs du chat.</text:span></text:p>
      <text:p text:style-name="P1"><text:span text:style-name="T5">Pré-conditions </text:span><text:span text:style-name="T6">: Un logiciel serveur (Camix) est lancé et accessible par le réseau TCP/IP.</text:span></text:p>
      <text:p text:style-name="P2"/>
      <text:p text:style-name="P40"><text:bookmark text:name="_wklop1g4uec7"/>Scénario nominal</text:p>
      <text:list xml:id="list4081667171" text:style-name="WWNum1">
        <text:list-item>
          <text:p text:style-name="P12">L’utilisateur lance l’exécution du composant Felix. </text:p>
        </text:list-item>
        <text:list-item>
          <text:p text:style-name="P13">Une fenêtre de connexion s’affiche, avec l’IP spécifié dans le fichier de configuration déjà inscrit dans le champ IP et le port spécifié dans le fichier de configuration déjà inscrit dans le champ port.</text:p>
        </text:list-item>
        <text:list-item>
          <text:p text:style-name="P13">L’utilisateur ne modifie pas les champs ID et Port</text:p>
        </text:list-item>
        <text:list-item>
          <text:p text:style-name="P13">L’utilisateur clique sur connexion</text:p>
        </text:list-item>
        <text:list-item>
          <text:p text:style-name="P13">Felix affiche le message "Connexion au chat @ADRESSE:PORT"</text:p>
        </text:list-item>
        <text:list-item>
          <text:p text:style-name="P13">Felix initie la connexion à Camix.</text:p>
        </text:list-item>
        <text:list-item>
          <text:p text:style-name="P13">La fenêtre de connexion se ferme, la fenêtre de chat s’ouvre</text:p>
        </text:list-item>
        <text:list-item>
          <text:p text:style-name="P13">Camix inscrit l’utilisateur dans le canal par défaut (place publique).</text:p>
        </text:list-item>
        <text:list-item>
          <text:p text:style-name="P13">Camix informe les composants Felix des autres utilisateurs inscrits dans le <text:s text:c="8"/><text:tab/>canal par défaut que l’utilisateur arrive dans le chat.</text:p>
        </text:list-item>
        <text:list-item>
          <text:p text:style-name="P13">Chaque composant Felix concerné affiche un message d’arrivée de <text:s text:c="8"/><text:tab/>l’utilisateur dans le chat.</text:p>
        </text:list-item>
        <text:list-item>
          <text:p text:style-name="P13">Camix transmet au composant Felix de l’utilisateur un message d’accueil dans le chat.</text:p>
        </text:list-item>
        <text:list-item>
          <text:p text:style-name="P13"><text:soft-page-break/>Felix affiche un message d’accueil dans le chat.</text:p>
        </text:list-item>
      </text:list>
      <text:p text:style-name="P2"/>
      <text:p text:style-name="P36"><text:bookmark text:name="_ulialfq54l6u"/></text:p>
      <text:p text:style-name="P37"><text:bookmark text:name="_7ltnndk4rvrh"/>Test de validatio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text:span text:style-name="T5">Scénario : </text:span><text:span text:style-name="T6">Entrer dans le chat (Nominal)</text:span></text:p>
          </table:table-cell>
          <table:covered-table-cell/>
          <table:covered-table-cell/>
        </table:table-row>
        <table:table-row table:style-name="Table1.2">
          <table:table-cell table:style-name="Table1.A2" table:number-columns-spanned="3" office:value-type="string">
            <text:p text:style-name="P1"><text:span text:style-name="T5">Précondition : </text:span><text:span text:style-name="T6">Félix est lancé et connecté par TCP/IP à Camix</text:span></text:p>
          </table:table-cell>
          <table:covered-table-cell/>
          <table:covered-table-cell/>
        </table:table-row>
        <table:table-row table:style-name="Table1.2">
          <table:table-cell table:style-name="Table1.A2" office:value-type="string">
            <text:p text:style-name="P1"><text:span text:style-name="T5">Actions</text:span></text:p>
          </table:table-cell>
          <table:table-cell table:style-name="Table1.B3" office:value-type="string">
            <text:p text:style-name="P1"><text:span text:style-name="T5">Résultats internes</text:span></text:p>
          </table:table-cell>
          <table:table-cell table:style-name="Table1.B3" office:value-type="string">
            <text:p text:style-name="P1"><text:span text:style-name="T5">Résultat observable</text:span></text:p>
          </table:table-cell>
        </table:table-row>
        <table:table-row table:style-name="Table1.4">
          <table:table-cell table:style-name="Table1.A2" office:value-type="string">
            <text:p text:style-name="P1"><text:span text:style-name="T7">1. </text:span><text:span text:style-name="T8">Felix : Execute</text:span></text:p>
          </table:table-cell>
          <table:table-cell table:style-name="Table1.B3" office:value-type="string">
            <text:p text:style-name="P1"><text:span text:style-name="T7"><text:s/></text:span></text:p>
          </table:table-cell>
          <table:table-cell table:style-name="Table1.B3" office:value-type="string">
            <text:p text:style-name="P1"><text:span text:style-name="T7">2. </text:span><text:span text:style-name="T8">Vue connexion :</text:span></text:p>
            <text:p text:style-name="P16"><text:span text:style-name="T7">&lt;adresse&gt; ← $adresse.defaut</text:span></text:p>
            <text:p text:style-name="P16"><text:span text:style-name="T7">&lt;port&gt; ← $port.defaut</text:span></text:p>
            <text:p text:style-name="P16"><text:span text:style-name="T7">&lt;informations&gt; ← "Saisir l'adresse</text:span></text:p>
            <text:p text:style-name="P16"><text:span text:style-name="T7">et le port du serveur chat."</text:span></text:p>
          </table:table-cell>
        </table:table-row>
        <table:table-row table:style-name="Table1.5">
          <table:table-cell table:style-name="Table1.A2" office:value-type="string">
            <text:p text:style-name="P1"><text:span text:style-name="T7">3. </text:span><text:span text:style-name="T8">Vue Connexion:</text:span></text:p>
            <text:p text:style-name="P1"><text:span text:style-name="T8">Clic</text:span><text:span text:style-name="T7"> → &lt;bouton connexion&gt;</text:span></text:p>
          </table:table-cell>
          <table:table-cell table:style-name="Table1.B3" office:value-type="string">
            <text:p text:style-name="P1"><text:span text:style-name="T7"><text:s/></text:span></text:p>
          </table:table-cell>
          <table:table-cell table:style-name="Table1.B3" office:value-type="string">
            <text:p text:style-name="P1"><text:span text:style-name="T7">4. &lt;information&gt; ← "Connexion au chat @$adresse.defaut:$port.defaut"</text:span></text:p>
          </table:table-cell>
        </table:table-row>
        <table:table-row table:style-name="Table1.6">
          <table:table-cell table:style-name="Table1.A2" office:value-type="string">
            <text:p text:style-name="P1"><text:span text:style-name="T7"><text:s/></text:span></text:p>
          </table:table-cell>
          <table:table-cell table:style-name="Table1.B3" office:value-type="string">
            <text:p text:style-name="P1"><text:span text:style-name="T7">5. </text:span><text:span text:style-name="T8">Composant Félix</text:span><text:span text:style-name="T7">:</text:span></text:p>
            <text:p text:style-name="P1"><text:span text:style-name="T7">requête TCP/IP à Camix ←</text:span></text:p>
            <text:p text:style-name="P1"><text:span text:style-name="T7">CONNECT @$adresse.defaut:$port.defaut</text:span></text:p>
          </table:table-cell>
          <table:table-cell table:style-name="Table1.B3" office:value-type="string">
            <text:p text:style-name="P1"><text:span text:style-name="T7">6. </text:span><text:span text:style-name="T8">Vue Connexion : Fermeture</text:span></text:p>
            <text:p text:style-name="P16"><text:span text:style-name="T8"><text:s/></text:span></text:p>
            <text:p text:style-name="P16"><text:span text:style-name="T8">Vue Chat : Ouverture</text:span></text:p>
          </table:table-cell>
        </table:table-row>
        <table:table-row table:style-name="Table1.7">
          <table:table-cell table:style-name="Table1.A2" office:value-type="string">
            <text:p text:style-name="P16"><text:span text:style-name="T7"><text:s/></text:span></text:p>
          </table:table-cell>
          <table:table-cell table:style-name="Table1.B3" office:value-type="string">
            <text:p text:style-name="P1"><text:span text:style-name="T7">7. </text:span><text:span text:style-name="T8">Composant Camix</text:span><text:span text:style-name="T7">:</text:span></text:p>
            <text:p text:style-name="P1"><text:span text:style-name="T7">Canal.canalParDefaut ← (+)</text:span></text:p>
            <text:p text:style-name="P1"><text:span text:style-name="T7">Utilisateur {</text:span></text:p>
            <text:p text:style-name="P1"><text:span text:style-name="T7"><text:tab/>nom ← "?"</text:span></text:p>
            <text:p text:style-name="P1"><text:span text:style-name="T7">}</text:span></text:p>
          </table:table-cell>
          <table:table-cell table:style-name="Table1.B3" office:value-type="string">
            <text:p text:style-name="P1"><text:span text:style-name="T7"><text:s/></text:span></text:p>
          </table:table-cell>
        </table:table-row>
        <table:table-row table:style-name="Table1.5">
          <table:table-cell table:style-name="Table1.A2" office:value-type="string">
            <text:p text:style-name="P16"><text:span text:style-name="T7"><text:s/></text:span></text:p>
          </table:table-cell>
          <table:table-cell table:style-name="Table1.B3" office:value-type="string">
            <text:p text:style-name="P1"><text:span text:style-name="T7">8. </text:span><text:span text:style-name="T8">Composant Camix:</text:span></text:p>
            <text:p text:style-name="P1"><text:span text:style-name="T7">requête TCP/IP à Félix ← Un utilisateur est arrivé dans le chat</text:span></text:p>
          </table:table-cell>
          <table:table-cell table:style-name="Table1.B3" office:value-type="string">
            <text:p text:style-name="P1"><text:span text:style-name="T8">9. Vue Chat (autres utilisateurs): </text:span><text:span text:style-name="T7">&lt;messages&gt; + "* Un nouvel utilisateur est dans le chat (place publique )."</text:span></text:p>
          </table:table-cell>
        </table:table-row>
        <table:table-row table:style-name="Table1.9">
          <table:table-cell table:style-name="Table1.A2" office:value-type="string">
            <text:p text:style-name="P16"><text:span text:style-name="T7"><text:s/></text:span></text:p>
          </table:table-cell>
          <table:table-cell table:style-name="Table1.B3" office:value-type="string">
            <text:p text:style-name="P1"><text:span text:style-name="T7">10. </text:span><text:span text:style-name="T8">Composant Camix:</text:span></text:p>
            <text:p text:style-name="P1"><text:span text:style-name="T7">requête TCP/IP à Félix ← affiche le message d’accueil</text:span></text:p>
          </table:table-cell>
          <table:table-cell table:style-name="Table1.B3" office:value-type="string">
            <text:p text:style-name="P1"><text:span text:style-name="T8">11. Vue Chat (utilisateur): </text:span><text:span text:style-name="T7">&lt;messages&gt; + "* Taper /h pour avoir de l’aide sur les commandes du chat."</text:span></text:p>
          </table:table-cell>
        </table:table-row>
      </table:table>
      <text:p text:style-name="P40"><text:bookmark text:name="_3xo8tl9whhj6"/>Variante : l’utilisateur entre des informations de connexion valide</text:p>
      <text:p text:style-name="P1"><text:span text:style-name="T6"><text:s text:c="9"/><text:tab/>3a. L’utilisateur entre des informations de connexion valides</text:span></text:p>
      <text:p text:style-name="P38"><text:bookmark text:name="_hdcivm7oeihk"/></text:p>
      <text:p text:style-name="P38"><text:bookmark text:name="_kp8ftjah1cik"/>Test de validation</text:p>
      <text:p text:style-name="Standard"/>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20"><text:span text:style-name="T5">Scénario : </text:span><text:span text:style-name="T6">Entrer dans le chat (Variante : $port et $adresse valides)</text:span></text:p>
          </table:table-cell>
          <table:covered-table-cell/>
          <table:covered-table-cell/>
        </table:table-row>
        <table:table-row table:style-name="Table2.1">
          <table:table-cell table:style-name="Table2.A2" table:number-columns-spanned="3" office:value-type="string">
            <text:p text:style-name="P20"><text:span text:style-name="T5">Précondition : </text:span><text:span text:style-name="T6">Félix est lancé et connecté par TCP/IP à Camix</text:span></text:p>
          </table:table-cell>
          <table:covered-table-cell/>
          <table:covered-table-cell/>
        </table:table-row>
        <table:table-row table:style-name="Table2.1">
          <table:table-cell table:style-name="Table2.A2" office:value-type="string">
            <text:p text:style-name="P20"><text:span text:style-name="T5">Actions</text:span></text:p>
          </table:table-cell>
          <table:table-cell table:style-name="Table2.B3" office:value-type="string">
            <text:p text:style-name="P20"><text:span text:style-name="T5">Résultats internes</text:span></text:p>
          </table:table-cell>
          <table:table-cell table:style-name="Table2.B3" office:value-type="string">
            <text:p text:style-name="P20"><text:span text:style-name="T5">Résultat observable</text:span></text:p>
          </table:table-cell>
        </table:table-row>
        <table:table-row table:style-name="Table2.4">
          <table:table-cell table:style-name="Table2.A2" office:value-type="string">
            <text:p text:style-name="P20"><text:span text:style-name="T6">1. </text:span><text:span text:style-name="T5">Felix : Execute</text:span></text:p>
          </table:table-cell>
          <table:table-cell table:style-name="Table2.B3" office:value-type="string">
            <text:p text:style-name="P20"><text:span text:style-name="T6"><text:s/></text:span></text:p>
          </table:table-cell>
          <table:table-cell table:style-name="Table2.B3" office:value-type="string">
            <text:p text:style-name="P20"><text:span text:style-name="T6">2. </text:span><text:span text:style-name="T5">Vue connexion :</text:span></text:p>
            <text:p text:style-name="P21"><text:span text:style-name="T6">&lt;adresse&gt; ← $adresse.defaut</text:span></text:p>
            <text:p text:style-name="P21"><text:span text:style-name="T6">&lt;port&gt; ← $port.defaut</text:span></text:p>
            <text:p text:style-name="P21"><text:span text:style-name="T6">&lt;informations&gt; ← "Saisir l'adresse</text:span></text:p>
            <text:p text:style-name="P21"><text:span text:style-name="T6">et le port du serveur chat."</text:span></text:p>
          </table:table-cell>
        </table:table-row>
        <table:table-row table:style-name="Table2.5">
          <table:table-cell table:style-name="Table2.A2" office:value-type="string">
            <text:p text:style-name="P20"><text:span text:style-name="T6">3. </text:span><text:span text:style-name="T5">Vue Connexion:</text:span></text:p>
            <text:p text:style-name="P20"><text:span text:style-name="T5">Saisie</text:span><text:span text:style-name="T6"> $adresse</text:span><text:span text:style-name="T9"> </text:span><text:span text:style-name="T6">→ &lt;champ IP&gt;</text:span></text:p>
            <text:p text:style-name="P20"><text:span text:style-name="T5">Saisie</text:span><text:span text:style-name="T6"> $port → &lt;champ Port&gt;</text:span></text:p>
            <text:p text:style-name="P20"><text:span text:style-name="T6">4. </text:span><text:span text:style-name="T5">Vue Connexion:</text:span></text:p>
            <text:p text:style-name="P20"><text:span text:style-name="T5">Clic</text:span><text:span text:style-name="T6"> → &lt;bouton connexion&gt;</text:span></text:p>
          </table:table-cell>
          <table:table-cell table:style-name="Table2.B3" office:value-type="string">
            <text:p text:style-name="P20"><text:span text:style-name="T6"><text:s/></text:span></text:p>
          </table:table-cell>
          <table:table-cell table:style-name="Table2.B3" office:value-type="string">
            <text:p text:style-name="P20"><text:span text:style-name="T6">5. &lt;information&gt; ← "Connexion au chat @$adresse:$port"</text:span></text:p>
          </table:table-cell>
        </table:table-row>
        <table:table-row table:style-name="Table2.6">
          <table:table-cell table:style-name="Table2.A2" office:value-type="string">
            <text:p text:style-name="P20"><text:span text:style-name="T6"><text:s/></text:span></text:p>
          </table:table-cell>
          <table:table-cell table:style-name="Table2.B3" office:value-type="string">
            <text:p text:style-name="P20"><text:span text:style-name="T6">6. </text:span><text:span text:style-name="T5">Composant Félix</text:span><text:span text:style-name="T6">:</text:span></text:p>
            <text:p text:style-name="P20"><text:span text:style-name="T6">requête TCP/IP à Camix ←</text:span></text:p>
            <text:p text:style-name="P20"><text:span text:style-name="T6">CONNECT @$adresse:$port</text:span></text:p>
          </table:table-cell>
          <table:table-cell table:style-name="Table2.B3" office:value-type="string">
            <text:p text:style-name="P20"><text:span text:style-name="T6">7. </text:span><text:span text:style-name="T5">Vue Connexion : Fermeture</text:span></text:p>
            <text:p text:style-name="P21"><text:span text:style-name="T5"><text:s/></text:span></text:p>
            <text:p text:style-name="P21"><text:span text:style-name="T5">Vue Chat : Ouverture</text:span></text:p>
          </table:table-cell>
        </table:table-row>
        <table:table-row table:style-name="Table2.4">
          <table:table-cell table:style-name="Table2.A2" office:value-type="string">
            <text:p text:style-name="P21"><text:span text:style-name="T6"><text:s/></text:span></text:p>
          </table:table-cell>
          <table:table-cell table:style-name="Table2.B3" office:value-type="string">
            <text:p text:style-name="P20"><text:span text:style-name="T6">8. </text:span><text:span text:style-name="T5">Composant Camix</text:span><text:span text:style-name="T6">:</text:span></text:p>
            <text:p text:style-name="P20"><text:span text:style-name="T6">Canal.canalParDefaut ← (+)</text:span></text:p>
            <text:p text:style-name="P20"><text:span text:style-name="T6">Utilisateur {</text:span></text:p>
            <text:p text:style-name="P20"><text:span text:style-name="T6"><text:tab/>nom ← "?"</text:span></text:p>
            <text:p text:style-name="P20"><text:span text:style-name="T6">}</text:span></text:p>
          </table:table-cell>
          <table:table-cell table:style-name="Table2.B3" office:value-type="string">
            <text:p text:style-name="P20"><text:span text:style-name="T6"><text:s/></text:span></text:p>
          </table:table-cell>
        </table:table-row>
        <table:table-row table:style-name="Table2.8">
          <table:table-cell table:style-name="Table2.A2" office:value-type="string">
            <text:p text:style-name="P21"><text:span text:style-name="T6"><text:s/></text:span></text:p>
          </table:table-cell>
          <table:table-cell table:style-name="Table2.B3" office:value-type="string">
            <text:p text:style-name="P20"><text:span text:style-name="T6">9. </text:span><text:span text:style-name="T5">Composant Camix:</text:span></text:p>
            <text:p text:style-name="P20"><text:span text:style-name="T6">requête TCP/IP à Félix ← Un utilisateur est arrivé dans le chat</text:span></text:p>
          </table:table-cell>
          <table:table-cell table:style-name="Table2.B3" office:value-type="string">
            <text:p text:style-name="P20"><text:span text:style-name="T5">10. Vue Chat (autres utilisateurs): </text:span><text:span text:style-name="T6">&lt;messages&gt; + "* Un nouvel utilisateur est dans le chat (place publique )."</text:span></text:p>
          </table:table-cell>
        </table:table-row>
        <table:table-row table:style-name="Table2.8">
          <table:table-cell table:style-name="Table2.A2" office:value-type="string">
            <text:p text:style-name="P21"><text:span text:style-name="T6"><text:s/></text:span></text:p>
          </table:table-cell>
          <table:table-cell table:style-name="Table2.B3" office:value-type="string">
            <text:p text:style-name="P20"><text:span text:style-name="T6">11. </text:span><text:span text:style-name="T5">Composant Camix:</text:span></text:p>
            <text:p text:style-name="P20"><text:span text:style-name="T6">requête TCP/IP à Félix ← affiche le message d’accueil</text:span></text:p>
          </table:table-cell>
          <table:table-cell table:style-name="Table2.B3" office:value-type="string">
            <text:p text:style-name="P20"><text:span text:style-name="T5">12. Vue Chat (utilisateur): </text:span><text:span text:style-name="T6">&lt;messages&gt; + "* Taper /h pour avoir de l’aide sur les commandes du chat."</text:span></text:p>
          </table:table-cell>
        </table:table-row>
      </table:table>
      <text:p text:style-name="P1"/>
      <text:p text:style-name="P1">DT : $adresse.defaut = IP de camix, $port.defaut = port de Camix, $adresse = un IP valide, $port = un port valide</text:p>
      <text:p text:style-name="P40"><text:bookmark text:name="_rj8xeo6l3lzt"/></text:p>
      <text:p text:style-name="P41"><text:bookmark text:name="_4mcu9mfyco0k"/>Variante: connexion non établie</text:p>
      <text:p text:style-name="P1"><text:span text:style-name="T6"><text:s text:c="9"/><text:tab/>3a. L’utilisateur entre des informations de connexion erronées</text:span></text:p>
      <text:p text:style-name="P1"><text:span text:style-name="T6"><text:s text:c="8"/><text:tab/>4. L’utilisateur clique sur connexion</text:span></text:p>
      <text:p text:style-name="P1"><text:span text:style-name="T6"><text:s text:c="9"/><text:tab/>5. Felix affiche le message "Connexion au chat @ADRESSE:PORT"</text:span></text:p>
      <text:p text:style-name="P1"><text:span text:style-name="T6"><text:s text:c="9"/><text:tab/>6a. Felix affiche le message "Connexion au chat @ADRESSE:PORT impossible."</text:span></text:p>
      <text:p text:style-name="P35"><text:bookmark text:name="_terznh8jv6h3"/></text:p>
      <text:p text:style-name="P35"><text:bookmark text:name="_unzys7jsqsti"/><text:tab/>Tests de validation</text:p>
      <text:p text:style-name="P35"><text:bookmark text:name="_uw7pdwqlzro3"/><text:s/></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text:span text:style-name="T5">Scénario : </text:span><text:span text:style-name="T6">Entrer dans le chat (Variante: $adresse invalide)</text:span></text:p>
          </table:table-cell>
          <table:covered-table-cell/>
          <table:covered-table-cell/>
        </table:table-row>
        <table:table-row table:style-name="Table3.1">
          <table:table-cell table:style-name="Table3.A2" table:number-columns-spanned="3" office:value-type="string">
            <text:p text:style-name="P1"><text:span text:style-name="T5">Précondition : </text:span><text:span text:style-name="T6">Félix est lancé et connecté par TCP/IP à Camix</text:span></text:p>
          </table:table-cell>
          <table:covered-table-cell/>
          <table:covered-table-cell/>
        </table:table-row>
        <table:table-row table:style-name="Table3.1">
          <table:table-cell table:style-name="Table3.A2" office:value-type="string">
            <text:p text:style-name="P1"><text:span text:style-name="T5">Actions</text:span></text:p>
          </table:table-cell>
          <table:table-cell table:style-name="Table3.B3" office:value-type="string">
            <text:p text:style-name="P1"><text:span text:style-name="T5">Résultats internes</text:span></text:p>
          </table:table-cell>
          <table:table-cell table:style-name="Table3.B3" office:value-type="string">
            <text:p text:style-name="P1"><text:span text:style-name="T5">Résultat observable</text:span></text:p>
          </table:table-cell>
        </table:table-row>
        <table:table-row table:style-name="Table3.4">
          <table:table-cell table:style-name="Table3.A2" office:value-type="string">
            <text:p text:style-name="P1"><text:span text:style-name="T7">1. </text:span><text:span text:style-name="T8">Felix : Execute</text:span></text:p>
          </table:table-cell>
          <table:table-cell table:style-name="Table3.B3" office:value-type="string">
            <text:p text:style-name="P1"><text:span text:style-name="T7"><text:s/></text:span></text:p>
          </table:table-cell>
          <table:table-cell table:style-name="Table3.B3" office:value-type="string">
            <text:p text:style-name="P1"><text:span text:style-name="T7">2. </text:span><text:span text:style-name="T8">Vue connexion :</text:span></text:p>
            <text:p text:style-name="P22"><text:span text:style-name="T7">&lt;adresse&gt; ← $adresse.defaut</text:span></text:p>
            <text:p text:style-name="P22"><text:span text:style-name="T7">&lt;port&gt; ← $port.defaut</text:span></text:p>
            <text:p text:style-name="P22"><text:span text:style-name="T7">&lt;informations&gt; ← "Saisir l'adresse</text:span></text:p>
            <text:p text:style-name="P22"><text:span text:style-name="T7">et le port du serveur chat."</text:span></text:p>
          </table:table-cell>
        </table:table-row>
        <table:table-row table:style-name="Table3.5">
          <table:table-cell table:style-name="Table3.A2" office:value-type="string">
            <text:p text:style-name="P1"><text:span text:style-name="T7">3. </text:span><text:span text:style-name="T8">Vue Connexion:</text:span></text:p>
            <text:p text:style-name="P1"><text:span text:style-name="T8">Saisie</text:span><text:span text:style-name="T7"> $adresse→ &lt;champ IP&gt;</text:span></text:p>
            <text:p text:style-name="P1"><text:span text:style-name="T7">4. </text:span><text:span text:style-name="T8">Vue Connexion:</text:span></text:p>
            <text:p text:style-name="P1"><text:span text:style-name="T8">Clic</text:span><text:span text:style-name="T7"> → &lt;bouton connexion&gt;</text:span></text:p>
          </table:table-cell>
          <table:table-cell table:style-name="Table3.B3" office:value-type="string">
            <text:p text:style-name="P1"><text:span text:style-name="T7"><text:s/></text:span></text:p>
          </table:table-cell>
          <table:table-cell table:style-name="Table3.B3" office:value-type="string">
            <text:p text:style-name="P1"><text:span text:style-name="T7">5. &lt;information&gt; ← "Connexion au chat @$adresse:$port.defaut"</text:span></text:p>
          </table:table-cell>
        </table:table-row>
        <table:table-row table:style-name="Table3.6">
          <table:table-cell table:style-name="Table3.A2" office:value-type="string">
            <text:p text:style-name="P1"><text:span text:style-name="T7"><text:s/></text:span></text:p>
          </table:table-cell>
          <table:table-cell table:style-name="Table3.B3" office:value-type="string">
            <text:p text:style-name="P1"><text:span text:style-name="T7">6. </text:span><text:span text:style-name="T8">Composant Félix</text:span><text:span text:style-name="T7">:</text:span></text:p>
            <text:p text:style-name="P1"><text:span text:style-name="T7">requête TCP/IP à Camix ←</text:span></text:p>
            <text:p text:style-name="P1"><text:span text:style-name="T7">CONNECT @$adresse:$port.defaut</text:span></text:p>
          </table:table-cell>
          <table:table-cell table:style-name="Table3.B3" office:value-type="string">
            <text:p text:style-name="P1"><text:span text:style-name="T7">7. </text:span><text:span text:style-name="T8">Vue Connexion : </text:span><text:span text:style-name="T7">&lt;information&gt; ← "Connexion au chat @$adresse:$port.defaut impossible."</text:span></text:p>
            <text:p text:style-name="P22"><text:span text:style-name="T7"><text:s/></text:span></text:p>
          </table:table-cell>
        </table:table-row>
      </table:table>
      <text:p text:style-name="P1">DT : $adresse.defaut = IP de camix, $port.defaut = port de Camix, $adresse ≠ IP de Camix</text:p>
      <text:p text:style-name="P1"/>
      <text:p text:style-name="P23"/>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text:span text:style-name="T5">Scénario : </text:span><text:span text:style-name="T6">Entrer dans le chat (Variante: $port invalide)</text:span></text:p>
          </table:table-cell>
          <table:covered-table-cell/>
          <table:covered-table-cell/>
        </table:table-row>
        <table:table-row table:style-name="Table4.1">
          <table:table-cell table:style-name="Table4.A2" table:number-columns-spanned="3" office:value-type="string">
            <text:p text:style-name="P1"><text:span text:style-name="T5">Précondition : </text:span><text:span text:style-name="T6">Félix est lancé et connecté par TCP/IP à Camix</text:span></text:p>
          </table:table-cell>
          <table:covered-table-cell/>
          <table:covered-table-cell/>
        </table:table-row>
        <table:table-row table:style-name="Table4.1">
          <table:table-cell table:style-name="Table4.A2" office:value-type="string">
            <text:p text:style-name="P1"><text:span text:style-name="T5">Actions</text:span></text:p>
          </table:table-cell>
          <table:table-cell table:style-name="Table4.B3" office:value-type="string">
            <text:p text:style-name="P1"><text:span text:style-name="T5">Résultats internes</text:span></text:p>
          </table:table-cell>
          <table:table-cell table:style-name="Table4.B3" office:value-type="string">
            <text:p text:style-name="P1"><text:span text:style-name="T5">Résultat observable</text:span></text:p>
          </table:table-cell>
        </table:table-row>
        <table:table-row table:style-name="Table4.4">
          <table:table-cell table:style-name="Table4.A2" office:value-type="string">
            <text:p text:style-name="P1"><text:span text:style-name="T7">1. </text:span><text:span text:style-name="T8">Felix : Execute</text:span></text:p>
          </table:table-cell>
          <table:table-cell table:style-name="Table4.B3" office:value-type="string">
            <text:p text:style-name="P1"><text:span text:style-name="T7"><text:s/></text:span></text:p>
          </table:table-cell>
          <table:table-cell table:style-name="Table4.B3" office:value-type="string">
            <text:p text:style-name="P1"><text:span text:style-name="T7">2. </text:span><text:span text:style-name="T8">Vue connexion :</text:span></text:p>
            <text:p text:style-name="P22"><text:span text:style-name="T7">&lt;adresse&gt; ← $IP.defaut</text:span></text:p>
            <text:p text:style-name="P22"><text:span text:style-name="T7">&lt;port&gt; ← $port.defaut</text:span></text:p>
            <text:p text:style-name="P22"><text:span text:style-name="T7">&lt;informations&gt; ← "Saisir l'adresse</text:span></text:p>
            <text:p text:style-name="P22"><text:span text:style-name="T7">et le port du serveur chat."</text:span></text:p>
          </table:table-cell>
        </table:table-row>
        <table:table-row table:style-name="Table4.5">
          <table:table-cell table:style-name="Table4.A2" office:value-type="string">
            <text:p text:style-name="P1"><text:span text:style-name="T7">3. </text:span><text:span text:style-name="T8">Vue Connexion:</text:span></text:p>
            <text:p text:style-name="P1"><text:span text:style-name="T8">Saisie</text:span><text:span text:style-name="T7"> $port→</text:span></text:p>
            <text:p text:style-name="P1"><text:span text:style-name="T7">&lt;champ Port&gt;</text:span></text:p>
            <text:p text:style-name="P1"><text:span text:style-name="T7"><text:s/></text:span></text:p>
            <text:p text:style-name="P1"><text:span text:style-name="T7">4. </text:span><text:span text:style-name="T8">Vue Connexion:</text:span></text:p>
            <text:p text:style-name="P1"><text:span text:style-name="T8">Clic</text:span><text:span text:style-name="T7"> →</text:span></text:p>
            <text:p text:style-name="P1"><text:span text:style-name="T7">&lt;bouton connexion&gt;</text:span></text:p>
          </table:table-cell>
          <table:table-cell table:style-name="Table4.B3" office:value-type="string">
            <text:p text:style-name="P1"><text:span text:style-name="T7"><text:s/></text:span></text:p>
          </table:table-cell>
          <table:table-cell table:style-name="Table4.B3" office:value-type="string">
            <text:p text:style-name="P1"><text:span text:style-name="T7">5. &lt;information&gt; ← "Connexion au chat @$adresse.defaut:$port"</text:span></text:p>
          </table:table-cell>
        </table:table-row>
        <table:table-row table:style-name="Table4.6">
          <table:table-cell table:style-name="Table4.A2" office:value-type="string">
            <text:p text:style-name="P1"><text:span text:style-name="T7"><text:s/></text:span></text:p>
          </table:table-cell>
          <table:table-cell table:style-name="Table4.B3" office:value-type="string">
            <text:p text:style-name="P1"><text:span text:style-name="T7">6. </text:span><text:span text:style-name="T8">Composant Félix</text:span><text:span text:style-name="T7">:</text:span></text:p>
            <text:p text:style-name="P1"><text:span text:style-name="T7">requête TCP/IP à Camix ←</text:span></text:p>
            <text:p text:style-name="P1"><text:span text:style-name="T7">CONNECT @$adresse.defaut:$port</text:span></text:p>
          </table:table-cell>
          <table:table-cell table:style-name="Table4.B3" office:value-type="string">
            <text:p text:style-name="P1"><text:span text:style-name="T7">7. </text:span><text:span text:style-name="T8">Vue Connexion : </text:span><text:span text:style-name="T7">&lt;information&gt; ← "Connexion au chat @$adresse.defaut:$port impossible."</text:span></text:p>
            <text:p text:style-name="P22"><text:span text:style-name="T7"><text:s/></text:span></text:p>
          </table:table-cell>
        </table:table-row>
      </table:table>
      <text:p text:style-name="P1"><text:s/></text:p>
      <text:p text:style-name="P1">DT : $adresse.defaut = IP de camix, $port.defaut = port de Camix, $port ≠ port de Camix</text:p>
      <text:p text:style-name="P33"><text:bookmark text:name="_fibferixbjbw"/></text:p>
      <text:p text:style-name="P34"><text:bookmark text:name="_vv8uxi52v2pf"/><text:s/>IHM</text:p>
      <text:p text:style-name="P31"><text:bookmark text:name="_w5xdpg4di8dg"/><draw:g text:anchor-type="as-char" draw:z-index="13" draw:style-name="gr1"><draw:custom-shape draw:name="Shape 9" draw:style-name="gr2" draw:text-style-name="P44" svg:width="5.7071in" svg:height="3.4276in" svg:x="0in" svg:y="0in"><text:p text:style-name="P4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3" draw:text-style-name="P45" svg:width="5.7189in" svg:height="0.4197in" svg:x="0in" svg:y="0in"><text:p text:style-name="P4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4" draw:text-style-name="P47" svg:width="3.8606in" svg:height="0.276in" svg:x="0.1555in" svg:y="0.0839in"><text:p text:style-name="P46"><text:span text:style-name="T21">Connexion Feli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5" draw:text-style-name="P48" svg:width="0.1795in" svg:height="0.1795in" svg:x="4.7374in" svg:y="0.1445in"><text:p text:style-name="P4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3" draw:style-name="gr6" draw:text-style-name="P49" svg:width="0.1795in" svg:height="0.1795in" svg:x="5.072in" svg:y="0.1445in"><text:p text:style-name="P4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4" draw:style-name="gr7" draw:text-style-name="P50" svg:width="0.1795in" svg:height="0.1795in" svg:x="5.4071in" svg:y="0.1445in"><text:p text:style-name="P4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 draw:style-name="gr8" draw:text-style-name="P47" svg:width="0.8087in" svg:height="0.3843in" svg:x="0.4665in" svg:y="0.8047in"><text:p text:style-name="P46"><text:span text:style-name="T21">IP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9" draw:text-style-name="P47" svg:width="3.0634in" svg:height="0.4197in" svg:x="1.6472in" svg:y="0.7866in"><text:p text:style-name="P46"><text:span text:style-name="T21">DEFAULT_IP</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7" draw:style-name="gr10" draw:text-style-name="P47" svg:width="0.8087in" svg:height="0.385in" svg:x="0.4665in" svg:y="1.3917in"><text:p text:style-name="P46"><text:span text:style-name="T21">PO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1" draw:text-style-name="P52" svg:width="2.7996in" svg:height="0.3843in" svg:x="1.4736in" svg:y="2.7728in"><text:p text:style-name="P51"><text:span text:style-name="T21">CONNEXION</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9" draw:style-name="gr12" draw:text-style-name="P47" svg:width="3.0634in" svg:height="0.4205in" svg:x="1.6472in" svg:y="1.3736in"><text:p text:style-name="P46"><text:span text:style-name="T21">DEFAULT_POR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3" draw:text-style-name="P53" svg:width="4.4031in" svg:height="0.0012in" svg:x="0.5075in" svg:y="2.0138in"><text:p/><draw:enhanced-geometry draw:mirror-horizontal="false" draw:mirror-vertical="false" svg:viewBox="0 0 21600 21600" draw:type="mso-spt32" draw:enhanced-path="M 0 0 L 21600 21600 N"/></draw:custom-shape><draw:custom-shape draw:style-name="gr13" draw:text-style-name="P53" svg:width="4.4031in" svg:height="0.0012in" svg:x="0.5075in" svg:y="2.5374in"><text:p/><draw:enhanced-geometry draw:mirror-horizontal="false" draw:mirror-vertical="false" svg:viewBox="0 0 21600 21600" draw:type="mso-spt32" draw:enhanced-path="M 0 0 L 21600 21600 N"/></draw:custom-shape><draw:custom-shape draw:name="Shape 22" draw:style-name="gr14" draw:text-style-name="P54" svg:width="5.2512in" svg:height="0.276in" svg:x="0.1555in" svg:y="2.0764in"><text:p text:style-name="P51"><text:span text:style-name="T21">Saisir l'adresse et le port du serveur chat.</text:span></text:p><text:p text:style-name="P51"><text:span text:style-name="T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0"><text:bookmark text:name="_qpsxz6trk9rv"/></text:p>
      <text:p text:style-name="P33"><text:bookmark text:name="_bjagqycjkjnb"/></text:p>
      <text:p text:style-name="P34"><text:bookmark text:name="_sb1l85yvttoy"/>Protocole</text:p>
      <text:p text:style-name="Standard"/>
      <table:table table:name="Table5" table:style-name="Table5">
        <table:table-column table:style-name="Table5.A"/>
        <table:table-column table:style-name="Table5.B"/>
        <table:table-row table:style-name="Table5.1">
          <table:table-cell table:style-name="Table5.A1" office:value-type="string">
            <text:p text:style-name="P22">Appui sur “connexion”</text:p>
          </table:table-cell>
          <table:table-cell table:style-name="Table5.A1" office:value-type="string">
            <text:p text:style-name="P22">Connexion du client</text:p>
          </table:table-cell>
        </table:table-row>
      </table:table>
      <text:p text:style-name="Standard"/>
      <text:p text:style-name="P25"><text:bookmark text:name="_w83ekqowpp71"/></text:p>
      <text:p text:style-name="P26"><text:bookmark text:name="_s16ezs2kgdze"/>Sortie du chat</text:p>
      <text:p text:style-name="P30"><text:bookmark text:name="_pbi0iageyuc9"/>Cas d’utilisation</text:p>
      <text:p text:style-name="P1"><text:span text:style-name="T11">Cas d’utilisation</text:span>: Sortir du chat.</text:p>
      <text:p text:style-name="P1"><text:span text:style-name="T11">Résumé</text:span>: Un utilisateur sort du chat en fermant le logiciel client du chat.</text:p>
      <text:p text:style-name="P1"><text:span text:style-name="T11">Acteur principal</text:span>: Utilisateur.</text:p>
      <text:p text:style-name="P1"><text:span text:style-name="T11">Acteurs secondaires :</text:span> Les autres utilisateurs du chat.</text:p>
      <text:p text:style-name="P1"><text:span text:style-name="T11">Pré-conditions </text:span>: Le composant client du chat (Felix) est lancé et connecté par TCP/IP au composant serveur du chat (Camix).</text:p>
      <text:p text:style-name="P1"><text:s/></text:p>
      <text:p text:style-name="P40"><text:bookmark text:name="_vm7azvmdlb9j"/><text:s text:c="6"/><text:tab/>Variante [L’utilisateur tape /q]</text:p>
      <text:p text:style-name="P1"><text:span text:style-name="T6"><text:s text:c="6"/><text:tab/></text:span></text:p>
      <text:p text:style-name="P1"><text:span text:style-name="T6">1a.1. L’utilisateur saisit la commande /q</text:span></text:p>
      <text:p text:style-name="P1"><text:span text:style-name="T6">1a.2. Felix transmet la commande de changement de canal à Camix</text:span></text:p>
      <text:p text:style-name="P1"><text:span text:style-name="T6">1a.3. Camix informe les composants Felix des utilisateurs inscrits dans le même canal que celui de l’utilisateur que ce dernier quitte le canal.</text:span></text:p>
      <text:p text:style-name="P1"><text:span text:style-name="T6">1a.4 Chaque composant Felix concerné affiche un message de départ de l’utilisateur du canal.</text:span></text:p>
      <text:p text:style-name="P1"><text:span text:style-name="T6">1a.5. Camix désinscrit l’utilisateur du canal dans lequel il se trouve.</text:span></text:p>
      <text:p text:style-name="P1"><text:span text:style-name="T6">1a.6. Camix ferme la connexion de l’utilisateur.</text:span></text:p>
      <text:p text:style-name="P35"><text:bookmark text:name="_330jbm55xfs7"/></text:p>
      <text:p text:style-name="P35"><text:bookmark text:name="_zat5abwnnii1"/></text:p>
      <text:p text:style-name="P39"><text:bookmark text:name="_1ob6t9sw1tjj"/>Test de validation</text:p>
      <text:p text:style-name="Standard"/>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text:span text:style-name="T12">Scénario : </text:span><text:span text:style-name="T13">Créer un canal de discussion (Nominal)</text:span></text:p>
          </table:table-cell>
          <table:covered-table-cell/>
          <table:covered-table-cell/>
        </table:table-row>
        <table:table-row table:style-name="Table6.1">
          <table:table-cell table:style-name="Table6.A2" table:number-columns-spanned="3" office:value-type="string">
            <text:p text:style-name="P1"><text:span text:style-name="T12">Précondition : </text:span><text:span text:style-name="T13">Félix est lancé et connecté par TCP/IP à Camix</text:span></text:p>
          </table:table-cell>
          <table:covered-table-cell/>
          <table:covered-table-cell/>
        </table:table-row>
        <table:table-row table:style-name="Table6.1">
          <table:table-cell table:style-name="Table6.A2" office:value-type="string">
            <text:p text:style-name="P1"><text:span text:style-name="T12">Actions</text:span></text:p>
          </table:table-cell>
          <table:table-cell table:style-name="Table6.B3" office:value-type="string">
            <text:p text:style-name="P1"><text:span text:style-name="T12">Résultats internes</text:span></text:p>
          </table:table-cell>
          <table:table-cell table:style-name="Table6.B3" office:value-type="string">
            <text:p text:style-name="P1"><text:span text:style-name="T12">Résultat observable</text:span></text:p>
          </table:table-cell>
        </table:table-row>
        <table:table-row table:style-name="Table6.4">
          <table:table-cell table:style-name="Table6.A2" office:value-type="string">
            <text:p text:style-name="P1"><text:span text:style-name="T14">1.</text:span> <text:span text:style-name="T15">Vue Chat:</text:span></text:p>
            <text:p text:style-name="P1"><text:span text:style-name="T15">Saisie </text:span><text:s/>“<text:span text:style-name="T14">/q” →</text:span></text:p>
            <text:p text:style-name="P1"><text:span text:style-name="T14">&lt;saisie&gt;</text:span></text:p>
            <text:p text:style-name="P1"><text:span text:style-name="T15">Vu Chat :</text:span></text:p>
            <text:p text:style-name="P1"><text:span text:style-name="T15">Appuie</text:span> <text:span text:style-name="T14">touche “Entrée”</text:span></text:p>
          </table:table-cell>
          <table:table-cell table:style-name="Table6.B3" office:value-type="string">
            <text:p text:style-name="P1"><text:span text:style-name="T14">2. </text:span><text:span text:style-name="T15">Composant Félix</text:span><text:span text:style-name="T14">:</text:span></text:p>
            <text:p text:style-name="P1"><text:span text:style-name="T14">requête TCP/IP à Camix ←</text:span></text:p>
            <text:p text:style-name="P1"><text:span text:style-name="T14">QUIT canal</text:span></text:p>
          </table:table-cell>
          <table:table-cell table:style-name="Table6.B3" office:value-type="string">
            <text:p text:style-name="P1"><text:span text:style-name="T16"><text:s/></text:span></text:p>
          </table:table-cell>
        </table:table-row>
        <table:table-row table:style-name="Table6.5">
          <table:table-cell table:style-name="Table6.A2" office:value-type="string">
            <text:p text:style-name="P16"><text:s/></text:p>
          </table:table-cell>
          <table:table-cell table:style-name="Table6.B3" office:value-type="string">
            <text:p text:style-name="P1"><text:s/></text:p>
          </table:table-cell>
          <table:table-cell table:style-name="Table6.B3" office:value-type="string">
            <text:p text:style-name="P1"><text:span text:style-name="T14">3. </text:span><text:span text:style-name="T15">Vue chat (utilisateur):</text:span></text:p>
            <text:p text:style-name="P16"><text:span text:style-name="T14">&lt;messages&gt; + “</text:span><text:span text:style-name="T17">* Sortie du chat.”</text:span></text:p>
            <text:p text:style-name="P16"><text:s/></text:p>
            <text:p text:style-name="P16"><text:span text:style-name="T17">4.</text:span><text:span text:style-name="T7">∀ </text:span><text:span text:style-name="T16">autres Felix | utilisateur ∈ canal.utilisateurs</text:span></text:p>
            <text:p text:style-name="P1"><text:span text:style-name="T15">Vue chat</text:span><text:span text:style-name="T14"> :</text:span></text:p>
            <text:p text:style-name="P1"><text:span text:style-name="T17">&lt;messages&gt; ← “* $utilisateur.surnom quitte le chat“</text:span></text:p>
          </table:table-cell>
        </table:table-row>
        <table:table-row table:style-name="Table6.6">
          <table:table-cell table:style-name="Table6.A2" office:value-type="string">
            <text:p text:style-name="P16"><text:s/></text:p>
          </table:table-cell>
          <table:table-cell table:style-name="Table6.B3" office:value-type="string">
            <text:p text:style-name="P1"><text:span text:style-name="T14">3. </text:span><text:span text:style-name="T15">Composant Camix</text:span><text:span text:style-name="T14">:</text:span></text:p>
            <text:p text:style-name="P1"><text:span text:style-name="T14">Canal.utilisateurs ← (-)</text:span></text:p>
            <text:p text:style-name="P1"><text:span text:style-name="T14">Utilisateur {</text:span></text:p>
            <text:p text:style-name="P1"><text:s text:c="2"/><text:span text:style-name="T14">nom ← $utilisateur.nom</text:span></text:p>
            <text:p text:style-name="P1"><text:span text:style-name="T14">}</text:span></text:p>
          </table:table-cell>
          <table:table-cell table:style-name="Table6.B3" office:value-type="string">
            <text:p text:style-name="P1"><text:s/></text:p>
          </table:table-cell>
        </table:table-row>
        <table:table-row table:style-name="Table6.7">
          <table:table-cell table:style-name="Table6.A2" office:value-type="string">
            <text:p text:style-name="P16"><text:s/></text:p>
          </table:table-cell>
          <table:table-cell table:style-name="Table6.B3" office:value-type="string">
            <text:p text:style-name="P1"><text:span text:style-name="T14">4. </text:span><text:span text:style-name="T15">Composant Camix:</text:span></text:p>
            <text:p text:style-name="P1"><text:span text:style-name="T14">requête TCP/IP à Félix ←</text:span></text:p>
            <text:p text:style-name="P1"><text:span text:style-name="T14">fermeture de connexion</text:span></text:p>
          </table:table-cell>
          <table:table-cell table:style-name="Table6.B3" office:value-type="string">
            <text:p text:style-name="P1"><text:s/></text:p>
          </table:table-cell>
        </table:table-row>
      </table:table>
      <text:p text:style-name="P1"/>
      <text:p text:style-name="P30"><text:bookmark text:name="_44qcrmwbuxkt"/>IHM</text:p>
      <text:p text:style-name="P3"><draw:g text:anchor-type="as-char" draw:z-index="14" draw:style-name="gr1"><draw:custom-shape draw:name="Shape 2" draw:style-name="gr15" draw:text-style-name="P45" svg:width="1.8024in" svg:height="2.4449in" svg:x="0in" svg:y="0in"><text:p text:style-name="P46"/><draw:enhanced-geometry draw:mirror-horizontal="false" draw:mirror-vertical="false" draw:text-areas="?f5 ?f5 ?f6 ?f7" svg:viewBox="0 0 0 0" draw:type="ooxml-roundRect" draw:modifiers="7691"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16" draw:text-style-name="P55" svg:width="1.5248in" svg:height="0.1323in" svg:x="0.139in" svg:y="0.1272in"><text:p text:style-name="P46"><text:span text:style-name="T21">/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7" draw:text-style-name="P55" svg:width="1.5248in" svg:height="1.8843in" svg:x="0.139in" svg:y="0.3693in"><text:p text:style-name="P46"><text:span text:style-name="T21">* </text:span><text:span text:style-name="T22">sortie du cha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53" svg:width="0.8425in" svg:height="0.0012in" draw:transform="rotate (-3.14159265358979) translate (2.50694444444444in 0.19375in)"><text:p/><draw:enhanced-geometry draw:mirror-horizontal="false" draw:mirror-vertical="false" svg:viewBox="0 0 21600 21600" draw:type="mso-spt32" draw:enhanced-path="M 0 0 L 21600 21600 N"/></draw:custom-shape><draw:custom-shape draw:name="Shape 6" draw:style-name="gr19" draw:text-style-name="P47" svg:width="0.785in" svg:height="0.3114in" svg:x="2.5071in" svg:y="0.0374in"><text:p text:style-name="P46"><text:span text:style-name="T21">Champ de sais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53" svg:width="0.6752in" svg:height="0.0012in" draw:transform="rotate (-3.14159265358979) translate (2.33958333333333in 1.3125in)"><text:p/><draw:enhanced-geometry draw:mirror-horizontal="false" draw:mirror-vertical="false" svg:viewBox="0 0 21600 21600" draw:type="mso-spt32" draw:enhanced-path="M 0 0 L 21600 21600 N"/></draw:custom-shape><draw:custom-shape draw:name="Shape 8" draw:style-name="gr21" draw:text-style-name="P47" svg:width="0.8134in" svg:height="0.4217in" svg:x="2.3398in" svg:y="1.1008in"><text:p text:style-name="P46"><text:span text:style-name="T21">Champ d’affich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0"><text:bookmark text:name="_eds6zwi9b5yq"/>Protocole</text:p>
      <text:p text:style-name="P6"/>
      <text:p text:style-name="P6"/>
      <table:table table:name="Table7" table:style-name="Table7">
        <table:table-column table:style-name="Table7.A"/>
        <table:table-column table:style-name="Table7.B"/>
        <table:table-row table:style-name="Table7.1">
          <table:table-cell table:style-name="Table7.A1" office:value-type="string">
            <text:p text:style-name="P22"><text:span text:style-name="T18">/q</text:span></text:p>
          </table:table-cell>
          <table:table-cell table:style-name="Table7.A1" office:value-type="string">
            <text:p text:style-name="P22"><text:span text:style-name="T18">Sortie du chat</text:span></text:p>
          </table:table-cell>
        </table:table-row>
      </table:table>
      <text:p text:style-name="P6"/>
      <text:p text:style-name="P43"><text:bookmark text:name="_rogqtloxeq6y"/>Tests d’intégration</text:p>
      <text:p text:style-name="Title"><text:bookmark text:name="_51xw5kxylyv8"/>Cahier de test</text:p>
      <text:p text:style-name="Standard"/>
      <table:table table:name="Table8" table:style-name="Table8">
        <table:table-column table:style-name="Table8.A" table:number-columns-repeated="3"/>
        <table:table-column table:style-name="Table8.D"/>
        <table:table-column table:style-name="Table8.A"/>
        <table:table-column table:style-name="Table8.F"/>
        <table:table-row table:style-name="Table8.1">
          <table:table-cell table:style-name="Table8.A1" office:value-type="string">
            <text:p text:style-name="P22">Version du logiciel</text:p>
          </table:table-cell>
          <table:table-cell table:style-name="Table8.A1" office:value-type="string">
            <text:p text:style-name="P22">Version du test</text:p>
          </table:table-cell>
          <table:table-cell table:style-name="Table8.A1" office:value-type="string">
            <text:p text:style-name="P22">Testeur</text:p>
          </table:table-cell>
          <table:table-cell table:style-name="Table8.A1" office:value-type="string">
            <text:p text:style-name="P22">Dates</text:p>
          </table:table-cell>
          <table:table-cell table:style-name="Table8.A1" office:value-type="string">
            <text:p text:style-name="P22">Résultats</text:p>
          </table:table-cell>
          <table:table-cell table:style-name="Table8.A1" office:value-type="string">
            <text:p text:style-name="P22">Procédure déclenchée</text:p>
          </table:table-cell>
        </table:table-row>
        <table:table-row table:style-name="Table8.1">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row>
        <table:table-row table:style-name="Table8.1">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row>
        <table:table-row table:style-name="Table8.1">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0102in" fo:margin-right="0in" fo:text-indent="0in" style:auto-text-indent="false"/>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Economica" fo:font-family="Economica" style:font-family-generic="roman" style:font-pitch="variable" fo:font-size="30pt" fo:font-weight="bold" style:font-name-asian="Economica1" style:font-family-asian="Economica" style:font-family-generic-asian="system" style:font-pitch-asian="variable" style:font-size-asian="30pt" style:font-weight-asian="bold"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line-height="100%"/>
      <style:text-properties fo:color="#666666"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style:text-properties fo:font-size="10pt" style:font-size-asian="10pt" style:font-size-complex="10pt"/>
    </style:style>
    <style:style style:name="MP2" style:family="paragraph" style:parent-style-name="Standard">
      <style:paragraph-properties fo:margin-top="0in" fo:margin-bottom="0in" loext:contextual-spacing="false" fo:line-height="100%" fo:text-align="center" style:justify-single-word="false"/>
    </style:style>
    <style:style style:name="MP3" style:family="paragraph" style:parent-style-name="Standard">
      <style:paragraph-properties fo:margin-top="0in" fo:margin-bottom="0in" loext:contextual-spacing="false" fo:line-height="100%" fo:padding="0in" fo:border="none"/>
    </style:style>
    <style:style style:name="MP4"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MP5" style:family="paragraph" style:parent-style-name="Standard">
      <style:paragraph-properties fo:margin-top="0in" fo:margin-bottom="0in" loext:contextual-spacing="false" fo:line-height="100%"/>
    </style:style>
    <style:style style:name="MT1" style:family="text">
      <style:text-properties style:font-name="Economica" style:font-name-asian="Economica1" style:font-name-complex="Economica1"/>
    </style:style>
    <style:style style:name="MT2" style:family="text">
      <style:text-properties fo:font-size="10pt" style:font-size-asian="10pt" style:font-size-complex="10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3.png" text:anchor-type="char" svg:x="5.5626in" svg:y="0.052in" svg:width="1.911in" svg:height="0.7602in" draw:z-index="12"><draw:image xlink:href="Pictures/10000200000001F4000000C790BE93BB9D497F59.png" xlink:type="simple" xlink:show="embed" xlink:actuate="onLoad" loext:mime-type="image/png"/></draw:frame></text:p>
        <text:p text:style-name="MP2"/>
      </style:header>
      <style:footer>
        <text:p text:style-name="MP3"><draw:frame draw:style-name="Mfr2" draw:name="Image2" text:anchor-type="as-char" svg:width="6.5in" svg:height="0.028in" draw:z-index="27"><draw:image xlink:href="Pictures/10000201000004B000000004AD8E28341AACA10E.png" xlink:type="simple" xlink:show="embed" xlink:actuate="onLoad" loext:mime-type="image/png"/><svg:desc>footer line</svg:desc></draw:frame></text:p>
        <text:p text:style-name="MP4"><text:page-number text:select-page="current">13</text:page-number><text:span text:style-name="MT1"><text:tab/><text:tab/><text:tab/><text:tab/><text:tab/><text:tab/><text:tab/><text:tab/><text:tab/> <text:s/></text:span><text:span text:style-name="MT2">TEK - DAILLET - Tests logiciels</text:span></text:p>
      </style:footer>
    </style:master-page>
    <style:master-page style:name="First_20_Page" style:display-name="First Page" style:page-layout-name="Mpm2" style:next-style-name="Standard">
      <style:header>
        <text:p text:style-name="MP5"><text:span text:style-name="MT2">Axel COUDRAY - Course name</text:span><draw:frame draw:style-name="Mfr1" draw:name="Image1" text:anchor-type="char" svg:x="5.5626in" svg:y="0.052in" svg:width="1.911in" svg:height="0.7602in" draw:z-index="0"><draw:image xlink:href="Pictures/10000200000001F4000000C790BE93BB9D497F59.png" xlink:type="simple" xlink:show="embed" xlink:actuate="onLoad" loext:mime-type="image/png"/></draw:frame></text:p>
        <text:p text:style-name="MP5"><text:span text:style-name="MT2">FIL A1</text:span></text:p>
      </style:header>
      <style:footer>
        <text:p text:style-name="MP3"><draw:frame draw:style-name="Mfr3" draw:name="image1.png" text:anchor-type="as-char" svg:width="6.5in" svg:height="0.028in" draw:z-index="0"><draw:image xlink:href="Pictures/10000201000004B000000004AD8E28341AACA10E.png" xlink:type="simple" xlink:show="embed" xlink:actuate="onLoad" loext:mime-type="image/png"/><svg:desc>footer line</svg:desc></draw:frame></text:p>
        <text:p text:style-name="MP4"><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5" meta:object-count="0" meta:page-count="13" meta:paragraph-count="261" meta:word-count="1182" meta:character-count="7510" meta:non-whitespace-character-count="6424"/>
    <meta:generator>LibreOfficeDev/6.0.5.2$Linux_X86_64 LibreOffice_project/</meta:generator>
  </office:meta>
</office:document-meta>
</file>